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89c765" draw:textarea-horizontal-align="justify" draw:textarea-vertical-align="middle" draw:auto-grow-height="false" fo:min-height="0.456cm" fo:min-width="1.029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svg:stroke-color="#3465a4" draw:fill-color="#ed1c24" draw:textarea-horizontal-align="justify" draw:textarea-vertical-align="middle" draw:auto-grow-height="false" fo:min-height="0.456cm" fo:min-width="1.029cm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0.456cm" fo:min-width="1.029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1.02cm" fo:min-width="2.548cm"/>
    </style:style>
    <style:style style:name="gr7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1.532cm"/>
    </style:style>
    <style:style style:name="gr8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2.548cm"/>
    </style:style>
    <style:style style:name="gr9" style:family="graphic" style:parent-style-name="standard">
      <style:graphic-properties svg:stroke-color="#3465a4" draw:fill-color="#ed1c24" draw:textarea-horizontal-align="justify" draw:textarea-vertical-align="middle" draw:auto-grow-height="false" fo:min-height="1.02cm" fo:min-width="2.548cm"/>
    </style:style>
    <style:style style:name="gr10" style:family="graphic" style:parent-style-name="standard">
      <style:graphic-properties draw:stroke="none" svg:stroke-color="#000000" draw:fill="none" draw:fill-color="#ffffff" fo:min-height="10.291cm"/>
    </style:style>
    <style:style style:name="P1" style:family="paragraph">
      <loext:graphic-properties draw:fill-color="#89c765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89c765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ed1c24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0.762cm" svg:x="1.507cm" svg:y="1.635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1.778cm" svg:height="0.889cm" svg:x="4.301cm" svg:y="1.635cm">
          <draw:text-box>
            <text:p>可选</text:p>
          </draw:text-box>
        </draw:frame>
        <draw:custom-shape draw:style-name="gr3" draw:text-style-name="P3" draw:layer="layout" svg:width="1.651cm" svg:height="0.762cm" svg:x="1.507cm" svg:y="2.90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1.778cm" svg:height="0.889cm" svg:x="4.301cm" svg:y="2.905cm">
          <draw:text-box>
            <text:p>重要</text:p>
          </draw:text-box>
        </draw:frame>
        <draw:custom-shape draw:style-name="gr4" draw:text-style-name="P4" draw:layer="layout" svg:width="1.651cm" svg:height="0.762cm" svg:x="1.507cm" svg:y="4.1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3.048cm" svg:height="0.889cm" svg:x="4.301cm" svg:y="4.175cm">
          <draw:text-box>
            <text:p>基本流程</text:p>
          </draw:text-box>
        </draw:frame>
        <draw:frame draw:style-name="gr5" draw:text-style-name="P2" draw:layer="layout" svg:width="5.715cm" svg:height="1.524cm" svg:x="1.508cm" svg:y="5.445cm">
          <draw:text-box>
            <text:p>【】 <text:s text:c="4"/>按钮</text:p>
          </draw:text-box>
        </draw:frame>
        <draw:frame draw:style-name="gr5" draw:text-style-name="P2" draw:layer="layout" svg:width="5.715cm" svg:height="1.524cm" svg:x="1.508cm" svg:y="6.715cm">
          <draw:text-box>
            <text:p><text:s text:c="2"/>[ ] <text:s text:c="9"/>页面</text:p>
          </draw:text-box>
        </draw:frame>
        <draw:frame draw:style-name="gr5" draw:text-style-name="P2" draw:layer="layout" svg:width="5.715cm" svg:height="1.524cm" svg:x="1.508cm" svg:y="7.985cm">
          <draw:text-box>
            <text:p><text:s text:c="2"/>&lt;&gt; <text:s text:c="8"/>选项</text:p>
          </draw:text-box>
        </draw:frame>
      </draw:page>
      <draw:page draw:name="page2" draw:style-name="dp1" draw:master-page-name="Default">
        <draw:custom-shape draw:style-name="gr6" draw:text-style-name="P6" draw:layer="layout" svg:width="3.048cm" svg:height="1.27cm" svg:x="8.366cm" svg:y="1.381cm">
          <text:p text:style-name="P5"><text:span text:style-name="T1">Press goal butt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2.032cm" svg:height="1.27cm" svg:x="6.08cm" svg:y="5.699cm">
          <text:p text:style-name="P5"><text:span text:style-name="T1">&lt;tim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3.048cm" svg:height="1.27cm" svg:x="8.366cm" svg:y="3.413cm">
          <text:p text:style-name="P5"><text:span text:style-name="T1">进入</text:span><text:span text:style-name="T1">[</text:span><text:span text:style-name="T1">目标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2.032cm" svg:height="1.27cm" svg:x="8.747cm" svg:y="5.699cm">
          <text:p text:style-name="P5"><text:span text:style-name="T1">&lt;Distanc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2.032cm" svg:height="1.27cm" svg:x="11.922cm" svg:y="5.699cm">
          <text:p text:style-name="P5"><text:span text:style-name="T1">&lt;Default option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3.048cm" svg:height="1.27cm" svg:x="8.366cm" svg:y="7.731cm">
          <text:p text:style-name="P5"><text:span text:style-name="T1">提示用户完成目标获得的奖励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3.048cm" svg:height="1.27cm" svg:x="8.366cm" svg:y="12.938cm">
          <text:p text:style-name="P5"><text:span text:style-name="T1">点击【跑步】按钮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3.048cm" svg:height="1.27cm" svg:x="6.461cm" svg:y="14.842cm">
          <text:p text:style-name="P5"><text:span text:style-name="T1">用户跑步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3.048cm" svg:height="1.27cm" svg:x="11.16cm" svg:y="14.843cm">
          <text:p text:style-name="P5"><text:span text:style-name="T1">系统记录</text:span><text:span text:style-name="T1">GPS</text:span><text:span text:style-name="T1">轨迹、</text:span></text:p>
          <text:p text:style-name="P5"><text:span text:style-name="T1">时间、距离、步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3.048cm" svg:height="1.27cm" svg:x="8.366cm" svg:y="16.748cm">
          <text:p text:style-name="P5"><text:span text:style-name="T1">用户点击【结束】按钮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3.048cm" svg:height="1.27cm" svg:x="8.366cm" svg:y="18.653cm">
          <text:p text:style-name="P5"><text:span text:style-name="T1">进入</text:span><text:span text:style-name="T1">[</text:span><text:span text:style-name="T1">跑步结束</text:span><text:span text:style-name="T1">]</text:span><text:span text:style-name="T1">页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3.048cm" svg:height="1.27cm" svg:x="8.366cm" svg:y="9.636cm">
          <text:p text:style-name="P5"><text:span text:style-name="T1">用户点击【装备】按钮，进入</text:span><text:span text:style-name="T1">[</text:span><text:span text:style-name="T1">装备选择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3.048cm" svg:height="1.27cm" svg:x="8.366cm" svg:y="11.287cm">
          <text:p text:style-name="P5"><text:span text:style-name="T1">用户选择装备和消耗品，显示总体装备穿戴效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3.048cm" svg:height="1.27cm" svg:x="8.366cm" svg:y="20.812cm">
          <text:p text:style-name="P5"><text:span text:style-name="T1">用户可以点击【分享】</text:span><text:span text:style-name="T1">按钮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frame draw:style-name="gr10" draw:text-style-name="P9" draw:layer="layout" svg:width="17.78cm" svg:height="14.186cm" svg:x="1.762cm" svg:y="1.635cm">
          <draw:text-box>
            <text:p><text:span text:style-name="T2">跑步结束页面：</text:span></text:p>
            <text:p><text:span text:style-name="T3">1</text:span><text:span text:style-name="T3">、如果用户设定目标，显示目标是否完成；</text:span><text:span text:style-name="T3">（自定义提示音播报）</text:span></text:p>
            <text:p><text:span text:style-name="T3">2</text:span><text:span text:style-name="T3">、如果获得暴击，显示特效；</text:span></text:p>
            <text:p><text:span text:style-name="T3">3</text:span><text:span text:style-name="T3">、显示跑步距离、时间、步数；</text:span></text:p>
            <text:p><text:span text:style-name="T3">4</text:span><text:span text:style-name="T3">、显示获得的</text:span><text:span text:style-name="T3">token</text:span><text:span text:style-name="T3">数量、装备；</text:span></text:p>
            <text:p><text:span text:style-name="T3">5</text:span><text:span text:style-name="T3">、显示地图</text:span><text:span text:style-name="T3">GPS</text:span><text:span text:style-name="T3">轨迹；</text:span></text:p>
            <text:p><text:span text:style-name="T3">6</text:span><text:span text:style-name="T3">、分享按钮可以分享至</text:span><text:span text:style-name="T3">APP</text:span><text:span text:style-name="T3">内</text:span><text:span text:style-name="T3">Postboard</text:span><text:span text:style-name="T3">，微信朋友圈，微信好友；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>装备选择页面：</text:span></text:p>
            <text:p><text:span text:style-name="T3">1</text:span><text:span text:style-name="T3">、可一键选择最佳装备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目标选择页面：</text:span></text:p>
            <text:p><text:span text:style-name="T3">1</text:span><text:span text:style-name="T3">、</text:span><text:span text:style-name="T3">Default option</text:span><text:span text:style-name="T3">包含：</text:span><text:span text:style-name="T3">3 km, 5 km, 8 km, </text:span><text:span text:style-name="T3">10 km, 15 km, 20 km, 25 km, 30 km, 35 k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5:09:54.937649218</meta:creation-date>
    <dc:date>2019-03-19T08:39:29.291201882</dc:date>
    <meta:editing-duration>PT15H44M40S</meta:editing-duration>
    <meta:editing-cycles>4</meta:editing-cycles>
    <meta:generator>LibreOffice/6.0.7.3$Linux_X86_64 LibreOffice_project/00m0$Build-3</meta:generator>
    <meta:document-statistic meta:object-count="24"/>
  </office:meta>
</office:document-meta>
</file>